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rsid="0010d64e" officeooo:paragraph-rsid="0010d64e"/>
    </style:style>
    <style:style style:name="P3" style:family="paragraph" style:parent-style-name="Table_20_Contents">
      <style:paragraph-properties fo:text-align="justify" style:justify-single-word="false"/>
      <style:text-properties fo:color="#800000" fo:font-weight="bold" officeooo:rsid="0010d64e" officeooo:paragraph-rsid="0010d64e" fo:background-color="#ffff00" style:font-weight-asian="bold" style:font-weight-complex="bold"/>
    </style:style>
    <style:style style:name="P4" style:family="paragraph" style:parent-style-name="Text_20_body" style:list-style-name="L1">
      <style:paragraph-properties fo:line-height="150%" fo:text-align="justify" style:justify-single-word="false"/>
    </style:style>
    <style:style style:name="P5" style:family="paragraph" style:parent-style-name="Heading_20_1" style:master-page-name="">
      <style:paragraph-properties fo:margin-left="3.799cm" fo:margin-right="0cm" fo:margin-top="0.423cm" fo:margin-bottom="0.212cm" loext:contextual-spacing="false" fo:text-indent="-0.801cm" style:auto-text-indent="false" style:page-number="auto" fo:keep-with-next="alway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91cm" fo:margin-bottom="2cm" fo:margin-left="7.303cm" fo:margin-right="6.68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6T01:53:40</meta:creation-date>
    <dc:date>2014-09-21T10:17:58.871562054</dc:date>
    <meta:editing-duration>PT41M11S</meta:editing-duration>
    <meta:editing-cycles>41</meta:editing-cycles>
    <meta:generator>LibreOffice/4.3.1.2$Linux_X86_64 LibreOffice_project/43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